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 fo:line-height="138%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cc5c5" officeooo:paragraph-rsid="001cc5c5" style:text-blinking="false" fo:background-color="transparent"/>
    </style:style>
    <style:style style:name="P5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e1dcc" officeooo:paragraph-rsid="001e1dcc" style:text-blinking="false" fo:background-color="transparent"/>
    </style:style>
    <style:style style:name="P6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cc5c5" officeooo:paragraph-rsid="001cc5c5" style:text-blinking="false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e1dc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46275770" text:style-name="L1">
        <text:list-item>
          <text:p text:style-name="P1"><text:bookmark text:name="docs-internal-guid-b84b281f-7fff-ddf9-b4a9-d9d784b6c8d0"/>Etapa 1: Coleta de Dados</text:p>
          <text:list>
            <text:list-header>
              <text:p text:style-name="P4">Os dados que serão usados no trabalho serão da base de dados do openStreetMap</text:p>
            </text:list-header>
          </text:list>
        </text:list-item>
        <text:list-item>
          <text:p text:style-name="P2">Etapa 2: Tratamento dos Dados</text:p>
          <text:list>
            <text:list-header>
              <text:p text:style-name="P6"><text:span text:style-name="T1">O consumo dos dados do OpenStreet será feito através da interface de consulta Overpass API o formato dos dados será em JSON</text:span></text:p>
            </text:list-header>
          </text:list>
        </text:list-item>
        <text:list-item>
          <text:p text:style-name="P2">Etapa 3: Caracterização dos Dados</text:p>
          <text:list>
            <text:list-header>
              <text:p text:style-name="P4">A principal característica dos dados que trabalharemos por se tratar de dados geográficos serão as cordeadas</text:p>
            </text:list-header>
          </text:list>
        </text:list-item>
        <text:list-item>
          <text:p text:style-name="P2">Etapa 4: Projeto de BD</text:p>
          <text:list>
            <text:list-header>
              <text:p text:style-name="P4">a base conta com diversas estruturas<text:span text:style-name="T2">(fenômenos geográficos)</text:span> porém focaremos em determinadas <text:span text:style-name="T2">estruturas </text:span>de dados <text:span text:style-name="T2">que serão nodes que se tratam de um ponto simples com latitude longitude e metadados agregados a essa representação</text:span></text:p>
            </text:list-header>
          </text:list>
        </text:list-item>
        <text:list-item>
          <text:p text:style-name="P2">Etapa 5: Aplicação</text:p>
          <text:list>
            <text:list-item>
              <text:p text:style-name="P3">Descrição do sistema.</text:p>
              <text:p text:style-name="P5">O sistema ira a partir da localização do usuário informar todos a localização <text:s/>de todos os pontos de ônibus próximo a sua área</text:p>
              <text:p text:style-name="P3"/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4:49:52.538000000</meta:creation-date>
    <dc:date>2022-05-15T15:23:13.949000000</dc:date>
    <meta:editing-duration>PT13M</meta:editing-duration>
    <meta:editing-cycles>1</meta:editing-cycles>
    <meta:document-statistic meta:table-count="0" meta:image-count="0" meta:object-count="0" meta:page-count="1" meta:paragraph-count="12" meta:word-count="146" meta:character-count="820" meta:non-whitespace-character-count="696"/>
    <meta:generator>LibreOffice/7.2.3.2$Windows_X86_64 LibreOffice_project/d166454616c1632304285822f9c83ce2e660fd92</meta:generator>
  </office:meta>
</office:document-meta>
</file>